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0.434in" style:rel-column-width="625*"/>
    </style:style>
    <style:style style:name="Table1.B" style:family="table-column">
      <style:table-column-properties style:column-width="2.2021in" style:rel-column-width="3171*"/>
    </style:style>
    <style:style style:name="Table1.C" style:family="table-column">
      <style:table-column-properties style:column-width="1.8465in" style:rel-column-width="2659*"/>
    </style:style>
    <style:style style:name="Table1.D" style:family="table-column">
      <style:table-column-properties style:column-width="2.2111in" style:rel-column-width="3184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30d02" officeooo:paragraph-rsid="00130d02"/>
    </style:style>
    <style:style style:name="P2" style:family="paragraph" style:parent-style-name="Table_20_Contents">
      <style:text-properties officeooo:rsid="0013689e" officeooo:paragraph-rsid="0013689e"/>
    </style:style>
    <style:style style:name="P3" style:family="paragraph" style:parent-style-name="Table_20_Contents">
      <style:text-properties officeooo:rsid="0014cc32" officeooo:paragraph-rsid="0014cc32"/>
    </style:style>
    <style:style style:name="P4" style:family="paragraph" style:parent-style-name="Header">
      <style:paragraph-properties fo:text-align="center" style:justify-single-word="false"/>
      <style:text-properties officeooo:rsid="00130d02" officeooo:paragraph-rsid="00130d0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1">utilizator</text:p>
          </table:table-cell>
          <table:table-cell table:style-name="Table1.A1" office:value-type="string">
            <text:p text:style-name="P1">program</text:p>
          </table:table-cell>
          <table:table-cell table:style-name="Table1.D1" office:value-type="string">
            <text:p text:style-name="P1">descriere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1">Meniu principal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1">2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P1">Adauga/actualizeaza tranzactie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1">Meniu adauga/actualizeaza tranzactie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1">1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P1">adauga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1">Ziua, suma, tipul:</text:p>
          </table:table-cell>
          <table:table-cell table:style-name="Table1.D2" office:value-type="string">
            <text:p text:style-name="P1">Se cere ziua, suma si tipul tranzactiei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1">1, 200, intrare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1">Meniu adauga/actualizeaza tranzactie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1">2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P1">Actualizeaza tranzactie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1">Index, zi, suma, tip</text:p>
          </table:table-cell>
          <table:table-cell table:style-name="Table1.D2" office:value-type="string">
            <text:p text:style-name="P1">Se cere indexul tranzactiei de modificat, cat si noile ei atribute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1">0, 1, 250, intrare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1">Meniu adauga/actualizeaza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1">0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P1">Inapoi la meniul principal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1">Meniu principal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1">1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P1">Afiseaza tranzactiile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1">Se afiseaza lista de tranzactii</text:p>
          </table:table-cell>
          <table:table-cell table:style-name="Table1.D2" office:value-type="string">
            <text:p text:style-name="P1">Fiecare tranzactie apare de forma index, zi, suma, tip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1">Meniu principal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1">3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P1">stergere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1">Meniu stergere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1">1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P1">Sterge toate tranzactiile de la ziua specificata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2">Ziua:</text:p>
          </table:table-cell>
          <table:table-cell table:style-name="Table1.D2" office:value-type="string">
            <text:p text:style-name="P2">Se cere ziua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2">1</text:p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1">(programul sterge din lista tranzactiile respective)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1">Meniu stergere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1">2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P2">Șterge tranzacțiile dintr-o perioadă dată (se dă ziua de început și sfârșit)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2">Ziua de inceput, ziua de sfarsit</text:p>
          </table:table-cell>
          <table:table-cell table:style-name="Table1.D2" office:value-type="string">
            <text:p text:style-name="P2">Se cer zilele de inceput si de sfarsit</text:p>
          </table:table-cell>
        </table:table-row>
        <text:soft-page-break/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2">1, 5</text:p>
          </table:table-cell>
          <table:table-cell table:style-name="Table1.A2" office:value-type="string">
            <text:p text:style-name="P2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2">(programul sterge din lista tranzactiile respective)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2">Meniu stergere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2">3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P2">Sterge toate tranzactiile de un anumit tip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2">Tip:</text:p>
          </table:table-cell>
          <table:table-cell table:style-name="Table1.D2" office:value-type="string">
            <text:p text:style-name="P2">Se cere tipul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2">intrare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2">(programul sterge tranzactiile respective)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2">0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P2">(inapoi la meniul principal)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3">Meniu principal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3">4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P3">cautari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3">Meniu cautari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3">1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P3">Tipărește tranzacțiile cu sume mai mari decăt o sumă dată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3">Suma:</text:p>
          </table:table-cell>
          <table:table-cell table:style-name="Table1.D2" office:value-type="string">
            <text:p text:style-name="P3">Se cere suma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3">1000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3">(se tiparesc pe ecran tranzactiile cu sume mai mari de 1000)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3">Meniu cautari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3">2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P3">Tipărește toate tranzacțiile efectuate înainte de o zi și mai mari decât o sumă (se dă suma și ziua)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3">Ziua, suma:</text:p>
          </table:table-cell>
          <table:table-cell table:style-name="Table1.D2" office:value-type="string">
            <text:p text:style-name="P3">Se cere ziua si suma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3">2, 80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3">(se tiparesc pe ecran tranzactiile respective)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3">Meniu cautari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3">3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P3">Tipareste tranzactiile de un anumit tip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3">Tip:</text:p>
          </table:table-cell>
          <table:table-cell table:style-name="Table1.D2" office:value-type="string">
            <text:p text:style-name="P3">Se cere tipul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3">intrare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3">(se tiparesc toate tranzactiile de intrare)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3">Meniu cautari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3">0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P3">(inapoi la meniul principal)</text:p>
          </table:table-cell>
        </table:table-row>
        <text:soft-page-break/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3">Meniu principal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3">0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P3">iesire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3">(programul se termina)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officeooo:rsid="00130d02" officeooo:paragraph-rsid="00130d02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Scenarii de rulare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21T07:17:55.929037932</meta:creation-date>
    <dc:date>2014-10-21T07:44:50.278831212</dc:date>
    <meta:editing-duration>PT11M3S</meta:editing-duration>
    <meta:editing-cycles>2</meta:editing-cycles>
    <meta:generator>LibreOffice/4.2.6.3$Linux_X86_64 LibreOffice_project/420m0$Build-3</meta:generator>
    <meta:document-statistic meta:table-count="1" meta:image-count="0" meta:object-count="0" meta:page-count="3" meta:paragraph-count="84" meta:word-count="270" meta:character-count="1646" meta:non-whitespace-character-count="1460"/>
  </office:meta>
</office:document-meta>
</file>